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869ca" officeooo:paragraph-rsid="00f869c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fa28b0" officeooo:paragraph-rsid="00fa28b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fd8232" officeooo:paragraph-rsid="00fd823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104b676" officeooo:paragraph-rsid="0104b67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1058f6b" officeooo:paragraph-rsid="01058f6b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1085ce0" officeooo:paragraph-rsid="01085ce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10bfb19" officeooo:paragraph-rsid="010bfb19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1102fd6" officeooo:paragraph-rsid="01102fd6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1114972" officeooo:paragraph-rsid="0111497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112df69" officeooo:paragraph-rsid="0112df6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118f503" officeooo:paragraph-rsid="0118f503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1195ec3" officeooo:paragraph-rsid="01195ec3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11af918" officeooo:paragraph-rsid="011af918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11c1c11" officeooo:paragraph-rsid="011c1c11" style:font-weight-asian="normal" style:font-weight-complex="normal"/>
    </style:style>
    <style:style style:name="P25" style:family="paragraph" style:parent-style-name="Standard">
      <style:text-properties style:text-underline-style="none" officeooo:rsid="011e3dc8" officeooo:paragraph-rsid="011e3dc8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27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P28" style:family="paragraph" style:parent-style-name="Standard">
      <style:text-properties style:text-underline-style="solid" style:text-underline-width="auto" style:text-underline-color="font-color" fo:font-weight="normal" officeooo:rsid="00fd3c84" officeooo:paragraph-rsid="00fd3c84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normal" officeooo:rsid="01058f6b" officeooo:paragraph-rsid="01058f6b" style:font-weight-asian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10bfb19" officeooo:paragraph-rsid="010bfb19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fo:font-weight="normal" officeooo:rsid="01102fd6" officeooo:paragraph-rsid="01102fd6" style:font-weight-asian="normal" style:font-weight-complex="normal"/>
    </style:style>
    <style:style style:name="P32" style:family="paragraph" style:parent-style-name="Standard">
      <style:text-properties style:text-underline-style="solid" style:text-underline-width="auto" style:text-underline-color="font-color" officeooo:rsid="011e3dc8" officeooo:paragraph-rsid="011e3dc8"/>
    </style:style>
    <style:style style:name="P33" style:family="paragraph" style:parent-style-name="Standard">
      <style:text-properties fo:font-style="normal" style:text-underline-style="solid" style:text-underline-width="auto" style:text-underline-color="font-color" fo:font-weight="normal" officeooo:rsid="01149a19" officeooo:paragraph-rsid="01149a19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none" fo:font-weight="normal" officeooo:rsid="011574d6" officeooo:paragraph-rsid="011574d6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style:text-underline-style="none" fo:font-weight="normal" officeooo:rsid="01181ea9" officeooo:paragraph-rsid="01181ea9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officeooo:paragraph-rsid="01181ea9"/>
    </style:style>
    <style:style style:name="P37" style:family="paragraph" style:parent-style-name="Standard">
      <style:text-properties style:text-underline-style="none" officeooo:rsid="011e3dc8" officeooo:paragraph-rsid="011e3dc8"/>
    </style:style>
    <style:style style:name="P38" style:family="paragraph" style:parent-style-name="Standard">
      <style:text-properties style:text-underline-style="none" officeooo:rsid="0121d346" officeooo:paragraph-rsid="0121d346"/>
    </style:style>
    <style:style style:name="P39" style:family="paragraph" style:parent-style-name="Standard">
      <style:text-properties style:text-underline-style="solid" style:text-underline-width="auto" style:text-underline-color="font-color" officeooo:rsid="0121d346" officeooo:paragraph-rsid="0121d34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  <style:style style:name="T11" style:family="text">
      <style:text-properties officeooo:rsid="00ee9437"/>
    </style:style>
    <style:style style:name="T12" style:family="text">
      <style:text-properties officeooo:rsid="00f1ef9b"/>
    </style:style>
    <style:style style:name="T13" style:family="text">
      <style:text-properties officeooo:rsid="00f47d34"/>
    </style:style>
    <style:style style:name="T14" style:family="text">
      <style:text-properties officeooo:rsid="00f5154c"/>
    </style:style>
    <style:style style:name="T15" style:family="text">
      <style:text-properties officeooo:rsid="00f6d61a"/>
    </style:style>
    <style:style style:name="T16" style:family="text">
      <style:text-properties officeooo:rsid="00f97f5b"/>
    </style:style>
    <style:style style:name="T17" style:family="text">
      <style:text-properties officeooo:rsid="00fa0b48"/>
    </style:style>
    <style:style style:name="T18" style:family="text">
      <style:text-properties officeooo:rsid="00fa969a"/>
    </style:style>
    <style:style style:name="T19" style:family="text">
      <style:text-properties officeooo:rsid="00ff6d56"/>
    </style:style>
    <style:style style:name="T20" style:family="text">
      <style:text-properties officeooo:rsid="01025295"/>
    </style:style>
    <style:style style:name="T21" style:family="text">
      <style:text-properties officeooo:rsid="01029891"/>
    </style:style>
    <style:style style:name="T22" style:family="text">
      <style:text-properties officeooo:rsid="0106a0e7"/>
    </style:style>
    <style:style style:name="T23" style:family="text">
      <style:text-properties officeooo:rsid="0107eb73"/>
    </style:style>
    <style:style style:name="T24" style:family="text">
      <style:text-properties officeooo:rsid="010a2875"/>
    </style:style>
    <style:style style:name="T25" style:family="text">
      <style:text-properties officeooo:rsid="010cfd0a"/>
    </style:style>
    <style:style style:name="T26" style:family="text">
      <style:text-properties officeooo:rsid="010e7fc3"/>
    </style:style>
    <style:style style:name="T27" style:family="text">
      <style:text-properties officeooo:rsid="0116fba1"/>
    </style:style>
    <style:style style:name="T28" style:family="text">
      <style:text-properties officeooo:rsid="0118f503"/>
    </style:style>
    <style:style style:name="T29" style:family="text">
      <style:text-properties officeooo:rsid="011c2884"/>
    </style:style>
    <style:style style:name="T30" style:family="text">
      <style:text-properties officeooo:rsid="011d45a9"/>
    </style:style>
    <style:style style:name="T31" style:family="text">
      <style:text-properties officeooo:rsid="01218b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7"><text:span text:style-name="T12">TOTAL : </text:span>7h</text:p>
      <text:p text:style-name="P5"/>
      <text:p text:style-name="P26">Vendredi 02 juin</text:p>
      <text:p text:style-name="P26"/>
      <text:p text:style-name="P6">9h10-<text:span text:style-name="T9">12h15 : </text:span><text:span text:style-name="T10">Déploiement sur l’hébergeur adaptative avec base de donnée Oracle fonctionnelle et changement total de style en cours</text:span></text:p>
      <text:p text:style-name="P6"/>
      <text:p text:style-name="P8">13h23-<text:span text:style-name="T11">17h30 : Changement de style presque terminé et optimisation du chargement des images avec compression presque finie</text:span></text:p>
      <text:p text:style-name="P8"/>
      <text:p text:style-name="P9"><text:span text:style-name="T12">TOTAL : </text:span>7h12</text:p>
      <text:p text:style-name="P9"/>
      <text:p text:style-name="P27">Lundi 05 juin</text:p>
      <text:p text:style-name="P27"/>
      <text:p text:style-name="P10">9h07-<text:span text:style-name="T13">12h37 : </text:span><text:span text:style-name="T14">Compression des images faite, essai de compression des documents → échec pour le moment, correction de l’ajout de texte avec accent dans les annonces presque finie </text:span><text:span text:style-name="T15">+ etat des lieux.</text:span></text:p>
      <text:p text:style-name="P10"/>
      <text:p text:style-name="P11">14h09-<text:span text:style-name="T16">17h27 : </text:span><text:span text:style-name="T17">Essai de correction du stockage des accents → sans succès.</text:span></text:p>
      <text:p text:style-name="P11"/>
      <text:p text:style-name="P12"><text:span text:style-name="T18">TOTAL : </text:span>6h48</text:p>
      <text:p text:style-name="P12"/>
      <text:p text:style-name="P28">Mardi 06 juin</text:p>
      <text:p text:style-name="P28"/>
      <text:p text:style-name="P13">9h01-<text:span text:style-name="T19">12h54 : </text:span><text:span text:style-name="T20">Correction de </text:span><text:span text:style-name="T21">la création et de </text:span><text:span text:style-name="T20">l’édition des annonces avec prise en charge des caractères spéciaux</text:span></text:p>
      <text:p text:style-name="P13"/>
      <text:p text:style-name="P14">13h54- <text:span text:style-name="T22">17h : Légère correction sur le style des annonces longues et préparation des studios pour visite</text:span></text:p>
      <text:p text:style-name="P14"/>
      <text:p text:style-name="P22">TOTAL : 7h</text:p>
      <text:p text:style-name="P14"/>
      <text:p text:style-name="P29">Mercredi 7 juin</text:p>
      <text:p text:style-name="P29"/>
      <text:p text:style-name="P15">9h14 – <text:span text:style-name="T23">12h14 : Correction envoie de messages avec caractères spéciaux presque terminée, création des annonces pour les appartements disponibles sur le site et légère amélioration du style actuel pour la liste des appartements</text:span></text:p>
      <text:p text:style-name="P15"/>
      <text:p text:style-name="P16">13h31-<text:span text:style-name="T24">17h31 : Ajout effet de chargement quand la requête au serveur est faite + Visites, contact avec les potentiels locataires, réfléxion sur style du site</text:span></text:p>
      <text:p text:style-name="P16"/>
      <text:p text:style-name="P23">TOTAL : 7h</text:p>
      <text:p text:style-name="P16"/>
      <text:p text:style-name="P30"><text:soft-page-break/>Jeudi 08 juin</text:p>
      <text:p text:style-name="P17"/>
      <text:p text:style-name="P17">9h00-12h00 : Modification affichage des photos → non satisfaisant, correction contenu texte page d’accueil.</text:p>
      <text:p text:style-name="P17">13h30 – <text:span text:style-name="T25">17h30 : Changement page d’accueil, menu de navigation restreint, correction du format d’image </text:span><text:span text:style-name="T26">des annonces et commencement d’un formulaire de contact type logement-etudiant.</text:span></text:p>
      <text:p text:style-name="P17"/>
      <text:p text:style-name="P24">TOTAL : 7h</text:p>
      <text:p text:style-name="P17"/>
      <text:p text:style-name="P31">Vendredi 9 juin</text:p>
      <text:p text:style-name="P31"/>
      <text:p text:style-name="P18">9h-10h30 : Intégration complète du formulaire sur la page d’un appartement</text:p>
      <text:p text:style-name="P19">11h-12h : prise photos et vérification des studios</text:p>
      <text:p text:style-name="P19"/>
      <text:p text:style-name="P20">13h-17h : Montage des chaises et accrochage des rideaux. Menu administration protégé avec mot de passe. </text:p>
      <text:p text:style-name="P20"/>
      <text:p text:style-name="P21">TOTAL : 6h30</text:p>
      <text:p text:style-name="P20"/>
      <text:p text:style-name="P33">Lundi 12 juin</text:p>
      <text:p text:style-name="P33"/>
      <text:p text:style-name="P34">9h-<text:span text:style-name="T27">11h : Panel de gestion administration accessible sans compte avec mot de passe.</text:span></text:p>
      <text:p text:style-name="P34"/>
      <text:p text:style-name="P35">13h-<text:span text:style-name="T28">1</text:span><text:span text:style-name="T30">6</text:span><text:span text:style-name="T28">h</text:span><text:span text:style-name="T30">45</text:span><text:span text:style-name="T28"> : </text:span><text:span text:style-name="T29">Correction défilement slide, et bouton utilisateur, essai de correction rotation image iphone en vain.</text:span></text:p>
      <text:p text:style-name="P36"/>
      <text:p text:style-name="P32">Mardi 13 juin</text:p>
      <text:p text:style-name="P32"/>
      <text:p text:style-name="P25">9h45-12h : Ajustement de style et essai de correction d’affichage des images iphone.</text:p>
      <text:p text:style-name="P25"/>
      <text:p text:style-name="P25">14h30-<text:span text:style-name="T31">17</text:span>h : Dernières modifications avant finalisation première version, <text:span text:style-name="T31">recherches correction orientation iphone et appel des clients</text:span></text:p>
      <text:p text:style-name="P25"/>
      <text:p text:style-name="P39">Mercredi 14 juin</text:p>
      <text:p text:style-name="P39"/>
      <text:p text:style-name="P38">0h</text:p>
      <text:p text:style-name="P38"/>
      <text:p text:style-name="P39">Jeudi 15 juin</text:p>
      <text:p text:style-name="P39"/>
      <text:p text:style-name="P38">9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15T09:07:47.956917968</dc:date>
    <meta:editing-duration>P1DT8H36M14S</meta:editing-duration>
    <meta:editing-cycles>207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401" meta:character-count="2546" meta:non-whitespace-character-count="2181"/>
  </office:meta>
</office:document-meta>
</file>